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Droid Sans Fallback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09" xlink:type="simple">A Boring Question</text:a></text:p>
          </table:table-cell>
          <table:table-cell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09" xlink:type="simple">A Simple Chess</text:a></text:p>
          </table:table-cell>
          <table:table-cell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09" xlink:type="simple">A Simple Nim</text:a></text:p>
          </table:table-cell>
          <table:table-cell office:value-type="string" calcext:value-type="string">
            <text:p>12.93%(326/2522)</text:p>
          </table:table-cell>
          <table:table-cell table:style-name="ce3" office:value-type="string" calcext:value-type="string">
            <text:p>sg函数打标</text:p>
          </table:table-cell>
          <table:table-cell table:style-name="ce4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09" xlink:type="simple">Magic Number</text:a></text:p>
          </table:table-cell>
          <table:table-cell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09" xlink:type="simple">Master Zhu</text:a></text:p>
          </table:table-cell>
          <table:table-cell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2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09" xlink:type="simple">Stabilization</text:a></text:p>
          </table:table-cell>
          <table:table-cell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09" xlink:type="simple">This world need more Zhu</text:a></text:p>
          </table:table-cell>
          <table:table-cell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09" xlink:type="simple">To My Girlfriend</text:a></text:p>
          </table:table-cell>
          <table:table-cell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sb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09" xlink:type="simple">Up Sky,Mr.Zhu</text:a></text:p>
          </table:table-cell>
          <table:table-cell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09" xlink:type="simple">Windows 10</text:a></text:p>
          </table:table-cell>
          <table:table-cell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09" xlink:type="simple">Zhu’s Math Problem</text:a></text:p>
          </table:table-cell>
          <table:table-cell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赛上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赛后</text:p>
          </table:table-cell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00／00／00</text:date>, <text:time style:data-style-name="N2" text:time-value="22:39:24.22154685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2:18:24.049253481</meta:creation-date>
    <dc:date>2016-08-05T22:39:59.228693929</dc:date>
    <meta:editing-duration>PT8M4S</meta:editing-duration>
    <meta:editing-cycles>7</meta:editing-cycles>
    <meta:generator>LibreOffice/4.2.8.2$Linux_X86_64 LibreOffice_project/420m0$Build-2</meta:generator>
    <meta:document-statistic meta:table-count="1" meta:cell-count="55" meta:object-count="0"/>
  </office:meta>
</office:document-meta>
</file>